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788b" officeooo:paragraph-rsid="000c78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-table lauseet:</text:p>
      <text:p text:style-name="P1"/>
      <text:p text:style-name="P1">CREATE TABLE Henkilo(</text:p>
      <text:p text:style-name="P1">henkilonumero SERIAL PRIMARY KEY,</text:p>
      <text:p text:style-name="P1">etunimet varchar(50) NOT NULL,</text:p>
      <text:p text:style-name="P1">sukunimi varchar(30) NOT NULL,</text:p>
      <text:p text:style-name="P1">puhelinnumero varchar(20),</text:p>
      <text:p text:style-name="P1">sahkopostiosoite varchar(30),</text:p>
      <text:p text:style-name="P1">postinumero varchar(5),</text:p>
      <text:p text:style-name="P1">lahiosoite varchar(30),</text:p>
      <text:p text:style-name="P1">muutatietoa varchar(300) <text:s/></text:p>
      <text:p text:style-name="P1">);</text:p>
      <text:p text:style-name="P1"/>
      <text:p text:style-name="P1">CREATE TABLE Ryhma(</text:p>
      <text:p text:style-name="P1">ryhmannimi varchar(20) NOT NULL,</text:p>
      <text:p text:style-name="P1">tietoa varchar(300),</text:p>
      <text:p text:style-name="P1">PRIMARY KEY(ryhmannimi)</text:p>
      <text:p text:style-name="P1">);</text:p>
      <text:p text:style-name="P1"/>
      <text:p text:style-name="P1">CREATE TABLE Henkiloidenryhmat(</text:p>
      <text:p text:style-name="P1">henkilonumero INTEGER REFERENCES Henkilo(henkilonumero) on delete cascade,</text:p>
      <text:p text:style-name="P1">ryhmannimi varchar(20) REFERENCES Ryhma(ryhmannimi) on delete cascade,</text:p>
      <text:p text:style-name="P1">PRIMARY KEY(henkilonumero,ryhmannimi) </text:p>
      <text:p text:style-name="P1">);</text:p>
      <text:p text:style-name="P1"/>
      <text:p text:style-name="P1">CREATE TABLE Kayttajat(</text:p>
      <text:p text:style-name="P1">kayttajatunnus varchar(20) NOT NULL,</text:p>
      <text:p text:style-name="P1">salasana varchar(10) NOT NULL,</text:p>
      <text:p text:style-name="P1">PRIMARY KEY(kayttajatunnus)</text:p>
      <text:p text:style-name="P1"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9:10:26.359589710</meta:creation-date>
    <dc:date>2015-10-13T19:11:42.640387317</dc:date>
    <meta:editing-duration>P0D</meta:editing-duration>
    <meta:editing-cycles>1</meta:editing-cycles>
    <meta:document-statistic meta:table-count="0" meta:image-count="0" meta:object-count="0" meta:page-count="1" meta:paragraph-count="26" meta:word-count="92" meta:character-count="692" meta:non-whitespace-character-count="692"/>
    <meta:generator>LibreOffice/4.2.8.2$Linux_X86_64 LibreOffice_project/420m0$Build-2</meta:generator>
  </office:meta>
</office:document-meta>
</file>